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7b775" officeooo:paragraph-rsid="0007b775"/>
    </style:style>
    <style:style style:name="P2" style:family="paragraph" style:parent-style-name="Standard">
      <style:paragraph-properties fo:text-align="end" style:justify-single-word="false"/>
      <style:text-properties officeooo:rsid="0007b775" officeooo:paragraph-rsid="0007b775"/>
    </style:style>
    <style:style style:name="P3" style:family="paragraph" style:parent-style-name="Standard">
      <style:paragraph-properties fo:text-align="start" style:justify-single-word="false"/>
      <style:text-properties officeooo:rsid="0007b775" officeooo:paragraph-rsid="0007b775"/>
    </style:style>
    <style:style style:name="T1" style:family="text">
      <style:text-properties officeooo:rsid="0007e6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lection Essay</text:p>
      <text:p text:style-name="P2"><text:tab/><text:tab/><text:tab/>Christopher Velazquez</text:p>
      <text:p text:style-name="P2">4/24/19</text:p>
      <text:p text:style-name="P3"><text:tab/>This was one of my longer programming assignments and I didn't even finish it all so I am a little disappointed. I have an exam tomorrow for computational models however, so much as I am grateful for the extra 2 days, I’m afraid I have to call it quits now. A particular struggle I over came? To be honest a shorter list would be problems I didn’t run across. This assignment was fun, dont get me wrong, and also interesting, but I ran into problems on a regular basis. <text:span text:style-name="T1">By the end of it I thought I had finished everything, everything looked nice and good, the problem was that I had only been testing the first sample and assumed I was finished. For the lulz, will and I ran the second sample just to ensure that everything worked. Bam program crashed. The problem was that the new line between “carrots, and” was creating a second list inside of my list of lists and I did not write anything in preparation of that. Everything I had written was with the expectation of there being one list, with one list inside of that list. So I quickly wrote a function simple solution. At first I tried to see if there was a way to add a second delimiter, but that search was useless. Then I wrote my function with the intention of only fixing this issue, if there’s only 2 lists after all why write a function to handle many lists? That was very short sighted of me and I realized this as I was writing it. So instead of writing an if statement, I wrote a whole function with a while loop where if the length of a list is greater than 1, simply append the first two lists and remove the second list until only one list remains. I wish I was nerdy and clever enough to throw a lord of the rings reference there, but I digress…. One list to rule them all, one list to find them, one ring to bring them all, and in the darkness bind them. Something unclear about this assignment was that there were multiples of some words in the dictionary, like ‘this’ and ‘his’ and I thought it was my error at first, until I scanned the document and found multiple instances of the same wo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21:54:09.805000000</meta:creation-date>
    <dc:date>2019-04-24T22:24:42.088000000</dc:date>
    <meta:editing-duration>PT10M8S</meta:editing-duration>
    <meta:editing-cycles>2</meta:editing-cycles>
    <meta:generator>LibreOffice/5.2.4.2$Windows_x86 LibreOffice_project/3d5603e1122f0f102b62521720ab13a38a4e0eb0</meta:generator>
    <meta:document-statistic meta:table-count="0" meta:image-count="0" meta:object-count="0" meta:page-count="1" meta:paragraph-count="4" meta:word-count="398" meta:character-count="2114" meta:non-whitespace-character-count="1716"/>
  </office:meta>
</office:document-meta>
</file>